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edImageHttpMessageConver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fferedImageHttpMessageConverterTests.writeDefaul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fferedImageHttpMessageConverterTests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fferedImageHttpMessageConverterTests.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fferedImageHttpMessageConverterTests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